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uropa" svg:font-family="Europa, apple-system, BlinkMacSystemFont, 'Segoe UI', Roboto, Oxygen-Sans, Ubuntu, Cantarell, 'Helvetica Neue', sans-serif"/>
    <style:font-face style:name="Noto Serif" svg:font-family="'Noto Serif', Palatino, serif"/>
    <style:font-face style:name="var font-family-sans" svg:font-family="'var font-family-sans', 'var font-family-sans-fallback'"/>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5cm" table:align="margins"/>
    </style:style>
    <style:style style:name="Table1.A" style:family="table-column">
      <style:table-column-properties style:column-width="5.001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BC_3a_paragraph">
      <style:paragraph-properties fo:margin-left="0cm" fo:margin-right="0cm" fo:text-indent="0cm" style:auto-text-indent="false"/>
    </style:style>
    <style:style style:name="P2" style:family="paragraph" style:parent-style-name="SBC_3a_paragraph">
      <style:paragraph-properties fo:margin-left="0cm" fo:margin-right="0cm" fo:text-indent="0cm" style:auto-text-indent="false"/>
      <style:text-properties officeooo:paragraph-rsid="000983c0"/>
    </style:style>
    <style:style style:name="P3" style:family="paragraph" style:parent-style-name="Table_20_Contents">
      <style:paragraph-properties fo:text-align="center" style:justify-single-word="false"/>
      <style:text-properties officeooo:rsid="000790e4" officeooo:paragraph-rsid="000790e4"/>
    </style:style>
    <style:style style:name="P4" style:family="paragraph" style:parent-style-name="Table_20_Contents">
      <style:paragraph-properties fo:text-align="center" style:justify-single-word="false"/>
      <style:text-properties officeooo:rsid="00081a28" officeooo:paragraph-rsid="00081a28"/>
    </style:style>
    <style:style style:name="P5" style:family="paragraph" style:parent-style-name="SBC_3a_title_3a_1">
      <style:text-properties officeooo:paragraph-rsid="000f57ea"/>
    </style:style>
    <style:style style:name="P6" style:family="paragraph" style:parent-style-name="SBC_3a_reference">
      <style:paragraph-properties fo:margin-left="0cm" fo:margin-right="0cm" fo:text-indent="0cm" style:auto-text-indent="false"/>
      <style:text-properties officeooo:paragraph-rsid="000cc261"/>
    </style:style>
    <style:style style:name="P7" style:family="paragraph" style:parent-style-name="SBC_3a_references">
      <style:text-properties fo:background-color="transparent"/>
    </style:style>
    <style:style style:name="P8" style:family="paragraph" style:parent-style-name="SBC_3a_title" style:master-page-name="MP0">
      <style:paragraph-properties style:page-number="auto" fo:break-before="page"/>
    </style:style>
    <style:style style:name="P9" style:family="paragraph" style:parent-style-name="SBC_3a_paragraph_3a_first" style:list-style-name="L1"/>
    <style:style style:name="P10" style:family="paragraph" style:parent-style-name="SBC_3a_paragraph" style:list-style-name="L1"/>
    <style:style style:name="P11" style:family="paragraph" style:parent-style-name="SBC_3a_paragraph" style:list-style-name="L1">
      <style:text-properties officeooo:rsid="00081a28" officeooo:paragraph-rsid="00081a28"/>
    </style:style>
    <style:style style:name="P12" style:family="paragraph" style:parent-style-name="SBC_3a_paragraph">
      <style:text-properties officeooo:rsid="000983c0" officeooo:paragraph-rsid="000983c0"/>
    </style:style>
    <style:style style:name="P13" style:family="paragraph" style:parent-style-name="SBC_3a_paragraph">
      <style:text-properties officeooo:rsid="000cc261" officeooo:paragraph-rsid="000cc261"/>
    </style:style>
    <style:style style:name="P14" style:family="paragraph" style:parent-style-name="SBC_3a_paragraph" style:list-style-name="L6">
      <style:text-properties officeooo:rsid="000cc261" officeooo:paragraph-rsid="000f57ea"/>
    </style:style>
    <style:style style:name="P15" style:family="paragraph" style:parent-style-name="SBC_3a_paragraph" style:list-style-name="L6">
      <style:text-properties officeooo:paragraph-rsid="000f57ea"/>
    </style:style>
    <style:style style:name="P16" style:family="paragraph" style:parent-style-name="SBC_3a_paragraph">
      <style:paragraph-properties fo:margin-left="0cm" fo:margin-right="0cm" fo:text-indent="0cm" style:auto-text-indent="false"/>
    </style:style>
    <style:style style:name="P17" style:family="paragraph" style:parent-style-name="SBC_3a_paragraph">
      <style:paragraph-properties fo:margin-left="0cm" fo:margin-right="0cm" fo:text-indent="0cm" style:auto-text-indent="false"/>
      <style:text-properties officeooo:paragraph-rsid="000983c0"/>
    </style:style>
    <style:style style:name="P18" style:family="paragraph" style:parent-style-name="SBC_3a_paragraph">
      <style:paragraph-properties fo:margin-left="0cm" fo:margin-right="0cm" fo:text-indent="0cm" style:auto-text-indent="false"/>
      <style:text-properties officeooo:paragraph-rsid="000b0f3d" fo:background-color="transparent"/>
    </style:style>
    <style:style style:name="P19" style:family="paragraph" style:parent-style-name="SBC_3a_paragraph">
      <style:paragraph-properties fo:margin-left="0cm" fo:margin-right="0cm" fo:text-indent="0cm" style:auto-text-indent="false"/>
      <style:text-properties officeooo:paragraph-rsid="000b0f3d"/>
    </style:style>
    <style:style style:name="P20" style:family="paragraph" style:parent-style-name="SBC_3a_paragraph" style:list-style-name="L1">
      <style:paragraph-properties fo:margin-left="0cm" fo:margin-right="0cm" fo:text-indent="0cm" style:auto-text-indent="false"/>
      <style:text-properties officeooo:paragraph-rsid="000790e4"/>
    </style:style>
    <style:style style:name="T1" style:family="text">
      <style:text-properties fo:font-style="italic" style:font-style-asian="italic"/>
    </style:style>
    <style:style style:name="T2" style:family="text">
      <style:text-properties fo:background-color="#ffff00" loext:char-shading-value="0"/>
    </style:style>
    <style:style style:name="T3" style:family="text">
      <style:text-properties officeooo:rsid="000983c0" fo:background-color="#ffff00" loext:char-shading-value="0"/>
    </style:style>
    <style:style style:name="T4" style:family="text">
      <style:text-properties fo:language="en" fo:country="US"/>
    </style:style>
    <style:style style:name="T5" style:family="text">
      <style:text-properties fo:language="en" fo:country="US" fo:background-color="transparent" loext:char-shading-value="0"/>
    </style:style>
    <style:style style:name="T6" style:family="text">
      <style:text-properties fo:language="en" fo:country="US" officeooo:rsid="000cc261" fo:background-color="transparent" loext:char-shading-value="0"/>
    </style:style>
    <style:style style:name="T7" style:family="text">
      <style:text-properties fo:language="en" fo:country="US" officeooo:rsid="000eba4f" fo:background-color="transparent" loext:char-shading-value="0"/>
    </style:style>
    <style:style style:name="T8" style:family="text">
      <style:text-properties fo:language="en" fo:country="US" officeooo:rsid="000f57ea" fo:background-color="transparent" loext:char-shading-value="0"/>
    </style:style>
    <style:style style:name="T9" style:family="text">
      <style:text-properties fo:background-color="transparent" loext:char-shading-value="0"/>
    </style:style>
    <style:style style:name="T10" style:family="text">
      <style:text-properties officeooo:rsid="000983c0" fo:background-color="transparent" loext:char-shading-value="0"/>
    </style:style>
    <style:style style:name="T11" style:family="text">
      <style:text-properties officeooo:rsid="000b0f3d" fo:background-color="transparent" loext:char-shading-value="0"/>
    </style:style>
    <style:style style:name="T12" style:family="text">
      <style:text-properties officeooo:rsid="000f57ea" fo:background-color="transparent" loext:char-shading-value="0"/>
    </style:style>
    <style:style style:name="T13" style:family="text">
      <style:text-properties officeooo:rsid="000790e4"/>
    </style:style>
    <style:style style:name="T14" style:family="text">
      <style:text-properties officeooo:rsid="00081a28"/>
    </style:style>
    <style:style style:name="T15" style:family="text">
      <style:text-properties officeooo:rsid="000b0f3d"/>
    </style:style>
    <style:style style:name="T16" style:family="text">
      <style:text-properties officeooo:rsid="000cc261"/>
    </style:style>
    <style:style style:name="T17" style:family="text">
      <style:text-properties officeooo:rsid="000eba4f"/>
    </style:style>
    <style:style style:name="T18" style:family="text">
      <style:text-properties officeooo:rsid="000f57ea"/>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to de Classificação dos preços de Aluguel de Imóvel para a disciplina de Aprendizado de Máquina</text:p>
      <text:p text:style-name="SBC_3a_author_28_s_29_">Felipe R. Yoshimura, Gustavo Z. Dib, Lucas H. Kimura, Paula K. Miyashita</text:p>
      <text:p text:style-name="SBC_3a_institution">11032811, 11023915, 11040112, 11010413</text:p>
      <text:h text:style-name="SBC_3a_title_3a_1" text:outline-level="1">Introdução</text:h>
      <text:p text:style-name="SBC_3a_paragraph_3a_first">Para o projeto da disciplina de Aprendizado de Máquina, o grupo optou por trabalhar com a classificação de preços anunciados para aluguéis de imóveis. A habilidade de classificar o preço de um anúncio como correspondente, acima ou abaixo do preço que se julga correto para as características de cada imóvel ajuda os futuros locatários, nem sempre conhecedores do mercado da área, a não pagarem mais do que o correto por falta de informação.</text:p>
      <text:p text:style-name="P1">A base de dados foi gerada pelo grupo utilizando a linguagem de programação Python. A biblioteca <text:span text:style-name="Fonte_20_parág._20_padrão"><text:span text:style-name="T1">numpy </text:span></text:span>foi utilizada para gerar os valores da base de dados, com as distribuições desejadas, enquanto a biblioteca <text:span text:style-name="Fonte_20_parág._20_padrão"><text:span text:style-name="T1">pandas</text:span></text:span> foi utilizada para organizar estes dados.</text:p>
      <text:p text:style-name="P1"/>
      <text:h text:style-name="SBC_3a_title_3a_1" text:outline-level="1">Base de dados</text:h>
      <text:p text:style-name="SBC_3a_paragraph_3a_first">A base de dados do nosso projeto contém 100000 objetos com os seguintes atributos: </text:p>
      <text:list xml:id="list4118252186560925981" text:style-name="L1">
        <text:list-item>
          <text:p text:style-name="P9">n_dorms: número de dormitórios. Assume valores de acordo com uma distribuição Poisson com <text:span text:style-name="T13">valor esperado</text:span> 2.</text:p>
        </text:list-item>
        <text:list-item>
          <text:p text:style-name="P9">n_suite: número de suítes. Assume valores inteiros menores <text:span text:style-name="T13">ou iguais </text:span>que número de dormitórios (n_dorms) <text:span text:style-name="T13">se este número seja diferente de 0. Caso o número de dormitórios seja 0, é considerado que o imóvel é um studio e portanto ele possui 0 suites</text:span>.</text:p>
        </text:list-item>
        <text:list-item>
          <text:p text:style-name="P9">n_bathrooms: número de banheiros. Assume valores inteiros de 1 a 3 caso o imóvel não possua suítes (n_suites = 0) ou valores de 0 a 3 somados aos banheiros das suítes, caso contrário.</text:p>
        </text:list-item>
        <text:list-item>
          <text:p text:style-name="P9">area: área útil do imóvel. Assume <text:span text:style-name="T13">distribuições normais diferentes para cada número de d</text:span>ormitórios <text:span text:style-name="T13">como mostrado na tabela 1.</text:span></text:p>
          <text:p text:style-name="P20"><text:span text:style-name="T13">Tabela 1 – Relação de número de dormitórios e distribuição normal da área.</text:span></text:p>
        </text:list-item>
      </text:list>
      <table:table table:name="Table1" table:style-name="Table1">
        <table:table-column table:style-name="Table1.A" table:number-columns-repeated="3"/>
        <table:table-row>
          <table:table-cell table:style-name="Table1.A1" office:value-type="string">
            <text:p text:style-name="P3">Número de dormitórios</text:p>
          </table:table-cell>
          <table:table-cell table:style-name="Table1.A1" office:value-type="string">
            <text:p text:style-name="P3">Média <text:span text:style-name="T14">(m^2)</text:span></text:p>
          </table:table-cell>
          <table:table-cell table:style-name="Table1.C1" office:value-type="string">
            <text:p text:style-name="P3">Desvio Padrão <text:span text:style-name="T14">(m^2)</text:span></text:p>
          </table:table-cell>
        </table:table-row>
        <table:table-row>
          <table:table-cell table:style-name="Table1.A2" office:value-type="string">
            <text:p text:style-name="P3">0</text:p>
          </table:table-cell>
          <table:table-cell table:style-name="Table1.A2" office:value-type="string">
            <text:p text:style-name="P4">25</text:p>
          </table:table-cell>
          <table:table-cell table:style-name="Table1.C2" office:value-type="string">
            <text:p text:style-name="P4">10</text:p>
          </table:table-cell>
        </table:table-row>
        <table:table-row>
          <table:table-cell table:style-name="Table1.A2" office:value-type="string">
            <text:p text:style-name="P3">1</text:p>
          </table:table-cell>
          <table:table-cell table:style-name="Table1.A2" office:value-type="string">
            <text:p text:style-name="P4">40</text:p>
          </table:table-cell>
          <table:table-cell table:style-name="Table1.C2" office:value-type="string">
            <text:p text:style-name="P4">10</text:p>
          </table:table-cell>
        </table:table-row>
        <table:table-row>
          <table:table-cell table:style-name="Table1.A2" office:value-type="string">
            <text:p text:style-name="P3">2</text:p>
          </table:table-cell>
          <table:table-cell table:style-name="Table1.A2" office:value-type="string">
            <text:p text:style-name="P4">50</text:p>
          </table:table-cell>
          <table:table-cell table:style-name="Table1.C2" office:value-type="string">
            <text:p text:style-name="P4">10</text:p>
          </table:table-cell>
        </table:table-row>
        <table:table-row>
          <table:table-cell table:style-name="Table1.A2" office:value-type="string">
            <text:p text:style-name="P3">Mais que 3</text:p>
          </table:table-cell>
          <table:table-cell table:style-name="Table1.A2" office:value-type="string">
            <text:p text:style-name="P4">70</text:p>
          </table:table-cell>
          <table:table-cell table:style-name="Table1.C2" office:value-type="string">
            <text:p text:style-name="P4">15</text:p>
          </table:table-cell>
        </table:table-row>
      </table:table>
      <text:list xml:id="list153816842282024" text:continue-numbering="true" text:style-name="L1">
        <text:list-header>
          <text:p text:style-name="P10"><text:soft-page-break/></text:p>
        </text:list-header>
        <text:list-item>
          <text:p text:style-name="P9">real_state_type: indica se o imóvel é uma casa ou apartamento. Valor booleano onde 0 indica casa enquanto 1 indica apartamento.</text:p>
        </text:list-item>
        <text:list-item>
          <text:p text:style-name="P9">flag_garage: indica se o imóvel possui garagem ou não. Valor booleano onde 1 indica que tem garagem e 0 indica que não.</text:p>
        </text:list-item>
        <text:list-item>
          <text:p text:style-name="P9">near_subway: indica se o imóvel localiza-se perto do metrô. Valor booleano onde 1 indica proximidade com o metrô e 0 indica não-proximidade.</text:p>
        </text:list-item>
        <text:list-item>
          <text:p text:style-name="P10">concierge_service: indica se o imóvel possui serviço de porteiro. Valor booleano onde 1 indica presença do serviço e 0 indica ausência do serviço.</text:p>
        </text:list-item>
        <text:list-item>
          <text:p text:style-name="P10">furnished: indica se o imóvel é mobiliado. Valor booleano onde 0 indica não mobiliado e 1 indica mobiliado.</text:p>
        </text:list-item>
        <text:list-item>
          <text:p text:style-name="P10">age: idade do imóvel em <text:span text:style-name="Fonte_20_parág._20_padrão"><text:span text:style-name="T9">anos</text:span></text:span><text:span text:style-name="T9">.</text:span> Valor contínuo calculado a partir de uma distribuição uniforme <text:span text:style-name="T14">de 0 a 45 anos</text:span>.</text:p>
        </text:list-item>
        <text:list-item>
          <text:p text:style-name="P11">true_price: resultado de uma função linear alvo somada com o erro bayesiano. Essa variável não será utilizada na modelagem e só serviu como variável auxiliar para calcular a variável price. </text:p>
        </text:list-item>
        <text:list-item>
          <text:p text:style-name="P10">price: preço anunciado do aluguel do imóvel. Valor contínuo calculado a partir <text:span text:style-name="T14">do true_price. Essa variável segue uma distribuição normal com média no true_price e desvio padrão em 10% do valor do aluguel.</text:span></text:p>
        </text:list-item>
      </text:list>
      <text:p text:style-name="P1">A partir destes dados, o nosso algoritmo classificara o preço anunciado (price) como abaixo do esperado (“barato”), condizente com o esperado (“justo”) ou acima do esperado (“caro”). <text:span text:style-name="T14">Foi considerado como intervalo de valor justos valores com variações de até 5% do true_price.</text:span> Acreditamos que uma função que some as características do imóvel (multiplicada por pesos específicos) consiga representar o preço esperado para o aluguel de um imóvel, assim o valor da variável price é baseado neste valor.</text:p>
      <text:p text:style-name="P1"><text:span text:style-name="Fonte_20_parág._20_padrão"><text:span text:style-name="T2"/></text:span></text:p>
      <text:p text:style-name="P2"><text:span text:style-name="Fonte_20_parág._20_padrão"><text:span text:style-name="T10">Para executar o código, <text:s/>entre no caminho “/ml-ufabc-real-state/src/scripts/gendata” e execute o script “data_generator.py”. A base de dados será criada em “/ml-ufabc-real-state/generate/” com <text:s/>a identificação “generated_data.xlsx”.</text:span></text:span></text:p>
      <text:p text:style-name="P2"><text:span text:style-name="Fonte_20_parág._20_padrão"><text:span text:style-name="T3"/></text:span></text:p>
      <text:h text:style-name="P5" text:outline-level="1">Algoritmo</text:h>
      <text:p text:style-name="P12">A princípio será utilizado o algoritmo Random Forest, <text:span text:style-name="T15">o</text:span> qual possui um ótimo desempenho em competições <text:span text:style-name="T15">de aprendizado de máquina,</text:span> como as do Kaggle, <text:span text:style-name="T16">além de ser bem conhecido e utilizado por toda a comunidade de data science.</text:span></text:p>
      <text:p text:style-name="P13">Essa fama se dá por vários motivos (os quais nos motivaram a utilização deste neste projeto) tais como:</text:p>
      <text:list xml:id="list7421518746027973228" text:style-name="L6">
        <text:list-item>
          <text:p text:style-name="P14"><text:span text:style-name="T17">Facilidade de implementação, já que possui muito material base disponível da sua utilização devido à popularidade</text:span></text:p>
        </text:list-item>
        <text:list-item>
          <text:p text:style-name="P14"><text:span text:style-name="T17">Evita que ocorra overfitting, desque que haja número suficiente de árvores</text:span></text:p>
        </text:list-item>
        <text:list-item>
          <text:p text:style-name="P14"><text:soft-page-break/><text:span text:style-name="T17">Consegue lidar com valores faltantes</text:span></text:p>
        </text:list-item>
        <text:list-item>
          <text:p text:style-name="P14"><text:span text:style-name="T17">Permite que se trabalhe com datasets pequenos, já que gera multiplas versões destes.</text:span></text:p>
        </text:list-item>
        <text:list-item>
          <text:p text:style-name="P15"><text:span text:style-name="T16">Desempenho comprovado, além de “não precisar de validação cruzada para avaliar a performasse da classificação, pois faz isso nativamente, reduzindo o tempo computacional” e “ os procedimentos para construção das árvores de decisão na floresta são mutuamente independentes, sendo assim muito adequado para computação paralela de larga escala ou aceleração de software” [</text:span><text:span text:style-name="Fonte_20_parág._20_padrão"><text:span text:style-name="T6">Jiang,</text:span></text:span><text:span text:style-name="Fonte_20_parág._20_padrão"><text:span text:style-name="T7">2009].</text:span></text:span></text:p>
        </text:list-item>
      </text:list>
      <text:h text:style-name="SBC_3a_title_3a_1" text:outline-level="1">Considerações Finais</text:h>
      <text:p text:style-name="SBC_3a_paragraph_3a_first">Gerando a base de dados tivemos de fazer muitas suposições para que tanto o projeto quanto a base de dados em si não se tornassem muito complexas. Por isso, consideramos que a área onde os imóveis se encontram tem o preço médio por metro quadrado similar.</text:p>
      <text:p text:style-name="P1">Também tivemos de discutir sobre as variáveis que se relacionavam. Decidir colocar ou não dependência entre as variáveis foi uma decisão que precisou ser tomada com cuidado, pois a correlação entre variáveis influencia os problemas de classificação de maneira negativa.</text:p>
      <text:p text:style-name="P1">Para a segunda parte, esperamos que o algoritmo escolhido chegue aos resultados esperados. Caso não atinja o desemprenho esperado, pretendemos testar diferentes algoritmos para encontrar uma solução viável.</text:p>
      <text:p text:style-name="P18"><text:span text:style-name="T18">Um ponto interessante observado no processo de criação da própria base de dados foi perceber de fato que o conhecimento de negócio auxilia muito no desenvolvimento do projeto. </text:span></text:p>
      <text:p text:style-name="P19"><text:span text:style-name="T12">Observando tudo isso, nosso</text:span><text:span text:style-name="T11"> principal receio é que a base gerada não seja boa o suficiente para a segunda parte do projeto, visto que iremos nos preocupar somente na segunda parte com a modelagem.</text:span></text:p>
      <text:h text:style-name="SBC_3a_title_3a_1" text:outline-level="1">Referências</text:h>
      <text:p text:style-name="P7"><text:span text:style-name="T4">Referências</text:span></text:p>
      <text:p text:style-name="P6"><text:span text:style-name="Fonte_20_parág._20_padrão"><text:span text:style-name="T6">Jiang, Rui (2009), A random forest approach to the detection of epistatic interactions in case-control studies</text:span></text:span></text:p>
      <text:p text:style-name="P6"><text:a xlink:type="simple" xlink:href="https://bmcbioinformatics.biomedcentral.com/articles/10.1186/1471-2105-10-S1-S65" text:style-name="Internet_20_link" text:visited-style-name="Visited_20_Internet_20_Link"><text:span text:style-name="Fonte_20_parág._20_padrão"><text:span text:style-name="T6">https://bmcbioinformatics.biomedcentral.com/articles/10.1186/1471-2105-10-S1-S65</text:span></text:span></text:a><text:span text:style-name="Fonte_20_parág._20_padrão"><text:span text:style-name="T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Europa" svg:font-family="Europa, apple-system, BlinkMacSystemFont, 'Segoe UI', Roboto, Oxygen-Sans, Ubuntu, Cantarell, 'Helvetica Neue', sans-serif"/>
    <style:font-face style:name="Noto Serif" svg:font-family="'Noto Serif', Palatino, serif"/>
    <style:font-face style:name="var font-family-sans" svg:font-family="'var font-family-sans', 'var font-family-sans-fallback'"/>
    <style:font-face style:name="TimesNewRoman" svg:font-family="TimesNewRoman, Bold" style:font-family-generic="roman"/>
    <style:font-face style:name="Lucidasans" svg:font-family="Lucidasans" style:font-family-generic="system"/>
    <style:font-face style:name="Courier" svg:font-family="Courier" style:font-family-generic="modern" style:font-pitch="fixed"/>
    <style:font-face style:name="Courier New" svg:font-family="'Courier New'" style:font-family-generic="modern" style:font-pitch="fixed"/>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Bitstream Vera Sans" svg:font-family="'Bitstream Vera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pt" fo:country="BR" fo:font-style="normal" style:text-underline-style="none" fo:font-weight="normal" style:letter-kerning="true" fo:background-color="transparent" style:font-name-asian="Bitstream Vera Sans" style:font-size-asian="12pt" style:language-asian="pt" style:country-asian="BR" style:font-style-asian="normal" style:font-weight-asian="normal" style:font-name-complex="Lucida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imes" fo:font-family="Times"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SBC_3a_title_3a_1" style:display-name="SBC:title:1" style:family="paragraph" style:parent-style-name="Standard" style:next-style-name="SBC_3a_paragraph_3a_first" style:default-outline-level="1">
      <style:paragraph-properties fo:margin-top="0.42cm" fo:margin-bottom="0cm" loext:contextual-spacing="false" fo:hyphenation-ladder-count="no-limit" fo:keep-with-next="always"/>
      <style:text-properties fo:font-size="13pt" fo:font-weight="bold" style:font-size-asian="13pt" style:font-weight-asian="bold" fo:hyphenate="false"/>
    </style:style>
    <style:style style:name="SBC_3a_title_3a_2" style:display-name="SBC:title:2" style:family="paragraph" style:parent-style-name="Standard" style:next-style-name="SBC_3a_paragraph_3a_first" style:default-outline-level="2">
      <style:paragraph-properties fo:margin-top="0.42cm" fo:margin-bottom="0cm" loext:contextual-spacing="false" fo:hyphenation-ladder-count="no-limit" fo:keep-with-next="always"/>
      <style:text-properties fo:font-weight="bold" style:font-weight-asian="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SBC_3a_author_28_s_29_" style:class="text">
      <style:paragraph-properties fo:margin-top="0cm" fo:margin-bottom="0.4cm" loext:contextual-spacing="false" fo:text-align="center" style:justify-single-word="false" fo:hyphenation-ladder-count="no-limit"/>
      <style:text-properties fo:font-variant="small-caps"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BC_3a_paragraph" style:default-outline-level="1" style:list-style-name="" style:class="text">
      <style:paragraph-properties fo:margin-top="0.635cm" fo:margin-bottom="0cm" loext:contextual-spacing="false" fo:orphans="2" fo:widows="2" fo:hyphenation-ladder-count="no-limit" fo:keep-with-next="always"/>
      <style:text-properties fo:font-variant="small-caps" fo:font-size="14pt" fo:font-weight="bold" style:font-size-asian="14pt" style:font-weight-asian="bold" fo:hyphenate="false"/>
    </style:style>
    <style:style style:name="Heading_20_2" style:display-name="Heading 2" style:family="paragraph" style:parent-style-name="Heading_20_1" style:next-style-name="SBC_3a_paragraph" style:default-outline-level="2" style:list-style-name="" style:class="text">
      <style:paragraph-properties fo:margin-top="0.423cm" fo:margin-bottom="0cm" loext:contextual-spacing="false" fo:hyphenation-ladder-count="no-limit"/>
      <style:text-properties fo:font-variant="normal" fo:text-transform="none" fo:font-size="13pt" style:font-size-asian="13pt" fo:hyphenate="false"/>
    </style:style>
    <style:style style:name="Heading_20_3" style:display-name="Heading 3" style:family="paragraph" style:parent-style-name="Standard" style:next-style-name="SBC_3a_paragraph" style:default-outline-level="3" style:class="text">
      <style:paragraph-properties fo:margin-top="0.423cm" fo:margin-bottom="0cm" loext:contextual-spacing="false" fo:hyphenation-ladder-count="no-limit" fo:keep-with-next="always"/>
      <style:text-properties fo:font-weight="bold" style:font-weight-asian="bold" fo:hyphenate="false"/>
    </style:style>
    <style:style style:name="Heading_20_4" style:display-name="Heading 4" style:family="paragraph" style:parent-style-name="Standard" style:next-style-name="SBC_3a_paragraph" style:default-outline-level="4" style:class="text">
      <style:paragraph-properties fo:text-align="justify" style:justify-single-word="false" fo:hyphenation-ladder-count="no-limit" fo:keep-with-next="always"/>
      <style:text-properties fo:font-style="italic" style:font-style-asian="italic" fo:hyphenate="false"/>
    </style:style>
    <style:style style:name="Heading_20_5" style:display-name="Heading 5" style:family="paragraph" style:parent-style-name="Standard" style:next-style-name="SBC_3a_paragraph" style:default-outline-level="5" style:class="text">
      <style:paragraph-properties fo:hyphenation-ladder-count="no-limit" fo:keep-with-next="always"/>
      <style:text-properties fo:color="#000000" style:font-name="TimesNewRoman" fo:font-family="TimesNewRoman, Bold" style:font-family-generic="roman" fo:font-weight="bold" style:font-name-asian="TimesNewRoman" style:font-family-asian="TimesNewRoman, Bold" style:font-family-generic-asian="roman" style:font-weight-asian="bold" style:font-name-complex="TimesNewRoman" style:font-family-complex="TimesNewRoman, Bold" style:font-family-generic-complex="roman" fo:hyphenate="false"/>
    </style:style>
    <style:style style:name="Heading_20_6" style:display-name="Heading 6" style:family="paragraph" style:parent-style-name="Standard" style:next-style-name="SBC_3a_paragraph" style:default-outline-level="6" style:class="text">
      <style:paragraph-properties fo:text-align="center" style:justify-single-word="false" fo:hyphenation-ladder-count="no-limit" fo:keep-with-next="always"/>
      <style:text-properties fo:color="#000000" fo:font-style="italic" fo:font-weight="bold" style:font-style-asian="italic" style:font-weight-asian="bold" fo:hyphenate="false"/>
    </style:style>
    <style:style style:name="Heading_20_7" style:display-name="Heading 7" style:family="paragraph" style:parent-style-name="Standard" style:next-style-name="SBC_3a_paragraph" style:default-outline-level="7" style:class="text">
      <style:paragraph-properties fo:text-align="justify" style:justify-single-word="false" fo:hyphenation-ladder-count="no-limit" fo:keep-with-next="always"/>
      <style:text-properties fo:font-weight="bold" style:font-weight-asian="bold" fo:hyphenate="false"/>
    </style:style>
    <style:style style:name="Heading_20_8" style:display-name="Heading 8" style:family="paragraph" style:parent-style-name="Standard" style:next-style-name="SBC_3a_paragraph" style:default-outline-level="8" style:class="text">
      <style:paragraph-properties fo:hyphenation-ladder-count="no-limit" fo:keep-with-next="always"/>
      <style:text-properties fo:font-weight="bold" style:font-weight-asian="bold" fo:hyphenate="false"/>
    </style:style>
    <style:style style:name="Heading_20_9" style:display-name="Heading 9" style:family="paragraph" style:parent-style-name="Standard" style:next-style-name="SBC_3a_paragraph" style:default-outline-level="9" style:class="text">
      <style:paragraph-properties fo:text-align="center" style:justify-single-word="false" fo:hyphenation-ladder-count="no-limit" fo:keep-with-next="always"/>
      <style:text-properties fo:font-weight="bold" style:font-weight-asian="bold" fo:hyphenate="false"/>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ize-complex="14pt" style:font-style-complex="italic" fo:hyphenate="false"/>
    </style:style>
    <style:style style:name="Heading_20_10" style:display-name="Heading 10" style:family="paragraph" style:parent-style-name="Heading" style:next-style-name="Text_20_body" style:class="text">
      <style:paragraph-properties fo:hyphenation-ladder-count="no-limit"/>
      <style:text-properties style:font-weight-complex="bold" fo:hyphenate="false"/>
    </style:style>
    <style:style style:name="List" style:family="paragraph" style:parent-style-name="Text_20_body" style:class="list">
      <style:paragraph-properties fo:hyphenation-ladder-count="no-limit"/>
      <style:text-properties style:font-name-complex="Lucidasans" style:font-family-complex="Lucidasans" style:font-family-generic-complex="system" fo:hyphenate="false"/>
    </style:style>
    <style:style style:name="Head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795cm" style:type="center"/>
          <style:tab-stop style:position="15.589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Lucidasans" style:font-family-complex="Lucidasans" style:font-family-generic-complex="system" style:font-style-complex="italic" fo:hyphenate="false"/>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fo:hyphenate="false"/>
    </style:style>
    <style:style style:name="Index" style:family="paragraph" style:parent-style-name="Standard" style:class="index">
      <style:paragraph-properties fo:hyphenation-ladder-count="no-limit" text:number-lines="false" text:line-number="0"/>
      <style:text-properties style:font-name-complex="Lucidasans" style:font-family-complex="Lucidasans" style:font-family-generic-complex="system" fo:hyphenate="false"/>
    </style:style>
    <style:style style:name="SBC_3a_author_28_s_29_" style:display-name="SBC:author(s)" style:family="paragraph" style:parent-style-name="Standard" style:next-style-name="SBC_3a_institution">
      <style:paragraph-properties fo:margin-top="0.42cm" fo:margin-bottom="0cm" loext:contextual-spacing="false" fo:text-align="center" style:justify-single-word="false" fo:hyphenation-ladder-count="no-limit"/>
      <style:text-properties fo:color="#000000" fo:font-weight="bold" style:font-weight-asian="bold" fo:hyphenate="false"/>
    </style:style>
    <style:style style:name="SBC_3a_address" style:display-name="SBC:address" style:family="paragraph" style:parent-style-name="Standard" style:next-style-name="SBC_3a_institution">
      <style:paragraph-properties fo:text-align="center" style:justify-single-word="false" fo:hyphenation-ladder-count="no-limit"/>
      <style:text-properties fo:hyphenate="false"/>
    </style:style>
    <style:style style:name="SBC_3a_reference" style:display-name="SBC:reference" style:family="paragraph" style:parent-style-name="Standard">
      <style:paragraph-properties fo:margin-left="0.499cm" fo:margin-right="0cm" fo:margin-top="0.21cm" fo:margin-bottom="0cm" loext:contextual-spacing="false" fo:text-align="justify" style:justify-single-word="false" fo:hyphenation-ladder-count="no-limit" fo:text-indent="-0.499cm" style:auto-text-indent="false">
        <style:tab-stops/>
      </style:paragraph-properties>
      <style:text-properties fo:color="#000000" fo:hyphenate="false"/>
    </style:style>
    <style:style style:name="SBC_3a_paragraph" style:display-name="SBC:paragraph" style:family="paragraph" style:parent-style-name="Standard">
      <style:paragraph-properties fo:margin-left="0cm" fo:margin-right="0cm" fo:margin-top="0.21cm" fo:margin-bottom="0cm" loext:contextual-spacing="false" fo:text-align="justify" style:justify-single-word="false" fo:hyphenation-ladder-count="no-limit" fo:text-indent="1.251cm" style:auto-text-indent="false"/>
      <style:text-properties fo:color="#000000" fo:hyphenate="false"/>
    </style:style>
    <style:style style:name="SBC_3a_institution" style:display-name="SBC:institution" style:family="paragraph" style:parent-style-name="Standard" style:next-style-name="SBC_3a_address">
      <style:paragraph-properties fo:margin-top="0.42cm" fo:margin-bottom="0cm" loext:contextual-spacing="false" fo:text-align="center" style:justify-single-word="false" fo:hyphenation-ladder-count="no-limit"/>
      <style:text-properties fo:hyphenate="false"/>
    </style:style>
    <style:style style:name="SBC_3a_resumo" style:display-name="SBC:resumo" style:family="paragraph" style:parent-style-name="Standard" style:next-style-name="SBC_3a_title_3a_1">
      <style:paragraph-properties fo:margin-left="0.801cm" fo:margin-right="0.801cm" fo:margin-top="0.21cm" fo:margin-bottom="0.21cm" loext: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SBC_3a_abstract" style:display-name="SBC:abstract" style:family="paragraph" style:parent-style-name="Standard" style:next-style-name="SBC_3a_resumo">
      <style:paragraph-properties fo:margin-left="0.801cm" fo:margin-right="0.801cm" fo:margin-top="0.21cm" fo:margin-bottom="0.21cm" loext:contextual-spacing="false" fo:text-align="justify" style:justify-single-word="false" fo:hyphenation-ladder-count="no-limit" fo:text-indent="0cm" style:auto-text-indent="false">
        <style:tab-stops/>
      </style:paragraph-properties>
      <style:text-properties fo:font-style="italic" style:font-style-asian="italic" fo:hyphenate="false"/>
    </style:style>
    <style:style style:name="SBC_3a_list" style:display-name="SBC:list" style:family="paragraph" style:parent-style-name="Standard" style:list-style-name="SBC_3a_number_3a_list">
      <style:paragraph-properties fo:text-align="justify" style:justify-single-word="false" fo:hyphenation-ladder-count="no-limit">
        <style:tab-stops>
          <style:tab-stop style:position="0.751cm"/>
        </style:tab-stops>
      </style:paragraph-properties>
      <style:text-properties fo:hyphenate="false"/>
    </style:style>
    <style:style style:name="SBC_3a_figure" style:display-name="SBC:figure" style:family="paragraph" style:parent-style-name="Standard" style:next-style-name="SBC_3a_caption">
      <style:paragraph-properties fo:margin-top="0.21cm" fo:margin-bottom="0cm" loext:contextual-spacing="false" fo:text-align="center" style:justify-single-word="false" fo:orphans="2" fo:widows="2" fo:hyphenation-ladder-count="no-limit" fo:keep-with-next="always"/>
      <style:text-properties fo:hyphenate="false"/>
    </style:style>
    <style:style style:name="SBC_3a_caption" style:display-name="SBC:caption" style:family="paragraph" style:parent-style-name="Standard" style:next-style-name="SBC_3a_paragraph">
      <style:paragraph-properties fo:margin-left="0.801cm" fo:margin-right="0.801cm" fo:margin-top="0.21cm" fo:margin-bottom="0.21cm" loext:contextual-spacing="false" fo:text-align="center" style:justify-single-word="false" fo:orphans="2" fo:widows="2" fo:hyphenation-ladder-count="no-limit" fo:text-indent="0cm" style:auto-text-indent="false">
        <style:tab-stops/>
      </style:paragraph-properties>
      <style:text-properties style:font-name="Helvetica" fo:font-family="Helvetica" style:font-family-generic="swiss" style:font-pitch="variable" fo:font-weight="bold" style:font-weight-asian="bold" fo:hyphenate="false"/>
    </style:style>
    <style:style style:name="SBC_3a_references" style:display-name="SBC:references" style:family="paragraph" style:parent-style-name="Standard" style:next-style-name="SBC_3a_reference">
      <style:paragraph-properties fo:margin-top="0.42cm" fo:margin-bottom="0cm" loext:contextual-spacing="false" fo:hyphenation-ladder-count="no-limit" fo:keep-with-next="always"/>
      <style:text-properties fo:font-size="13pt" fo:font-weight="bold" style:font-size-asian="13pt" style:font-weight-asian="bold" fo:hyphenate="false"/>
    </style:style>
    <style:style style:name="SBC_3a_title" style:display-name="SBC:title" style:family="paragraph" style:parent-style-name="Standard" style:next-style-name="SBC_3a_author_28_s_29_">
      <style:paragraph-properties fo:margin-top="0.42cm" fo:margin-bottom="0cm" loext:contextual-spacing="false" fo:text-align="center" style:justify-single-word="false" fo:hyphenation-ladder-count="no-limit"/>
      <style:text-properties fo:font-size="16pt" fo:font-weight="bold" style:font-size-asian="16pt" style:font-weight-asian="bold" fo:hyphenate="false"/>
    </style:style>
    <style:style style:name="SBC_3a_title_3a_3" style:display-name="SBC:title:3" style:family="paragraph" style:parent-style-name="Standard" style:next-style-name="SBC_3a_paragraph_3a_first">
      <style:paragraph-properties fo:margin-top="0.199cm" fo:margin-bottom="0cm" loext:contextual-spacing="false" fo:hyphenation-ladder-count="no-limit" fo:keep-with-next="always"/>
      <style:text-properties fo:hyphenate="false"/>
    </style:style>
    <style:style style:name="SBC_3a_list_3a_numbered" style:display-name="SBC:list:numbered" style:family="paragraph" style:parent-style-name="Standard" style:list-style-name="SBC_3a_number_3a_list_3a_numbered">
      <style:paragraph-properties fo:text-align="justify" style:justify-single-word="false" fo:hyphenation-ladder-count="no-limit">
        <style:tab-stops>
          <style:tab-stop style:position="-2cm"/>
        </style:tab-stops>
      </style:paragraph-properties>
      <style:text-properties fo:hyphenate="false"/>
    </style:style>
    <style:style style:name="SBC_3a_footnote" style:display-name="SBC:footnote" style:family="paragraph" style:parent-style-name="Standard">
      <style:paragraph-properties fo:margin-left="0.499cm" fo:margin-right="0cm" fo:margin-top="0.109cm" fo:margin-bottom="0cm" loext:contextual-spacing="false" fo:hyphenation-ladder-count="no-limit" fo:text-indent="-0.499cm" style:auto-text-indent="false">
        <style:tab-stops/>
      </style:paragraph-properties>
      <style:text-properties fo:font-size="10pt" style:font-size-asian="10pt" fo:hyphenate="false"/>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fo:hyphenation-ladder-count="no-limit"/>
      <style:text-properties style:font-name="Courier" fo:font-family="Courier" style:font-family-generic="modern" style:font-pitch="fixed" fo:font-size="10pt" style:font-name-asian="Courier" style:font-family-asian="Courier" style:font-family-generic-asian="modern" style:font-pitch-asian="fixed" style:font-size-asian="10pt" style:font-name-complex="Courier" style:font-family-complex="Courier" style:font-family-generic-complex="modern" style:font-pitch-complex="fixed" fo:hyphenate="false"/>
    </style:style>
    <style:style style:name="SBC_3a_paragraph_3a_first" style:display-name="SBC:paragraph:first" style:family="paragraph" style:parent-style-name="SBC_3a_paragraph" style:next-style-name="SBC_3a_paragraph">
      <style:paragraph-properties fo:margin-left="0cm" fo:margin-right="0cm" fo:hyphenation-ladder-count="no-limit" fo:text-indent="0cm" style:auto-text-indent="false"/>
      <style:text-properties fo:hyphenate="false"/>
    </style:style>
    <style:style style:name="SBC_3a_caption_3a_2lines" style:display-name="SBC:caption:2lines" style:family="paragraph" style:parent-style-name="SBC_3a_caption" style:next-style-name="SBC_3a_paragraph">
      <style:paragraph-properties fo:text-align="justify" style:justify-single-word="false" fo:hyphenation-ladder-count="no-limit"/>
      <style:text-properties fo:hyphenate="false"/>
    </style:style>
    <style:style style:name="Fonte_20_parág._20_padrão" style:display-name="Fonte parág. padrão" style:family="text"/>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system" style:font-charset="x-symbol" fo:font-size="11pt" fo:background-color="transparent" style:font-name-asian="StarSymbol" style:font-family-asian="StarSymbol" style:font-family-generic-asian="system" style:font-charset-asian="x-symbol" style:font-size-asian="11pt" style:font-name-complex="StarSymbol" style:font-family-complex="StarSymbol" style:font-family-generic-complex="system" style:font-charset-complex="x-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anchor" style:display-name="Footnote anchor" style:family="text">
      <style:text-properties style:text-position="super 67%"/>
    </style:style>
    <style:style style:name="Endnote_20_Symbol" style:display-name="Endnote Symbol" style:family="text"/>
    <style:style style:name="Zeichenformat" style:family="text"/>
    <style:style style:name="Endnote_20_anchor" style:display-name="Endnote anchor" style:family="text">
      <style:text-properties style:text-position="super 67%"/>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Frame" style:family="graphic">
      <style:graphic-properties text:anchor-type="as-char" svg:y="0cm" style:wrap="none" style:vertical-pos="middle" style:vertical-rel="line"/>
    </style:style>
    <text:outline-style style:name="Outline">
      <text:outline-level-style text:level="1" style:num-suffix="." style:num-format="1">
        <style:list-level-properties text:list-level-position-and-space-mode="label-alignment">
          <style:list-level-label-alignment text:label-followed-by="listtab" fo:text-indent="-0.75cm" fo:margin-left="0.75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cm"/>
        </style:list-level-properties>
      </text:outline-level-style>
      <text:outline-level-style text:level="3" style:num-suffix="." style:num-format="1" text:display-levels="3">
        <style:list-level-properties text:list-level-position-and-space-mode="label-alignment">
          <style:list-level-label-alignment text:label-followed-by="listtab" fo:text-indent="-1.251cm" fo:margin-left="1.251cm"/>
        </style:list-level-properties>
      </text:outline-level-style>
      <text:outline-level-style text:level="4" style:num-suffix="."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BC_3a_number_3a_list" style:display-name="SBC:number:list">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499cm" fo:margin-left="1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499cm" fo:margin-left="1.499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499cm" fo:margin-left="2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499cm" fo:margin-left="2.499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499cm" fo:margin-left="3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499cm" fo:margin-left="3.5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499cm" fo:margin-left="4.001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499cm" fo:margin-left="4.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BC_3a_number_3a_list_3a_numbered" style:display-name="SBC:number:list:numbered">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fo:text-indent="-0.75cm" fo:margin-left="4.001cm"/>
        </style:list-level-properties>
      </text:list-level-style-number>
      <text:list-level-style-number text:level="3" style:num-suffix="." style:num-format="1">
        <style:list-level-properties text:list-level-position-and-space-mode="label-alignment">
          <style:list-level-label-alignment text:label-followed-by="listtab" fo:text-indent="-0.75cm" fo:margin-left="6.001cm"/>
        </style:list-level-properties>
      </text:list-level-style-number>
      <text:list-level-style-number text:level="4" style:num-suffix="." style:num-format="1">
        <style:list-level-properties text:list-level-position-and-space-mode="label-alignment">
          <style:list-level-label-alignment text:label-followed-by="listtab" fo:text-indent="-0.75cm" fo:margin-left="8.001cm"/>
        </style:list-level-properties>
      </text:list-level-style-number>
      <text:list-level-style-number text:level="5" style:num-suffix="." style:num-format="1">
        <style:list-level-properties text:list-level-position-and-space-mode="label-alignment">
          <style:list-level-label-alignment text:label-followed-by="listtab" fo:text-indent="-0.75cm" fo:margin-left="10.001cm"/>
        </style:list-level-properties>
      </text:list-level-style-number>
      <text:list-level-style-number text:level="6" style:num-suffix="." style:num-format="1">
        <style:list-level-properties text:list-level-position-and-space-mode="label-alignment">
          <style:list-level-label-alignment text:label-followed-by="listtab" fo:text-indent="-0.75cm" fo:margin-left="12.002cm"/>
        </style:list-level-properties>
      </text:list-level-style-number>
      <text:list-level-style-number text:level="7" style:num-suffix="." style:num-format="1">
        <style:list-level-properties text:list-level-position-and-space-mode="label-alignment">
          <style:list-level-label-alignment text:label-followed-by="listtab" fo:text-indent="-0.75cm" fo:margin-left="14.002cm"/>
        </style:list-level-properties>
      </text:list-level-style-number>
      <text:list-level-style-number text:level="8" style:num-suffix="." style:num-format="1">
        <style:list-level-properties text:list-level-position-and-space-mode="label-alignment">
          <style:list-level-label-alignment text:label-followed-by="listtab" fo:text-indent="-0.75cm" fo:margin-left="16.002cm"/>
        </style:list-level-properties>
      </text:list-level-style-number>
      <text:list-level-style-number text:level="9" style:num-suffix="." style:num-format="1">
        <style:list-level-properties text:list-level-position-and-space-mode="label-alignment">
          <style:list-level-label-alignment text:label-followed-by="listtab" fo:text-indent="-0.75cm" fo:margin-left="18.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1.2$Windows_x86 LibreOffice_project/45e2de17089c24a1fa810c8f975a7171ba4cd432</meta:generator>
    <dc:title/>
    <meta:initial-creator>Cliente</meta:initial-creator>
    <meta:creation-date>2019-03-23T15:42:00Z</meta:creation-date>
    <dc:date>2019-03-25T15:38:16.619000000</dc:date>
    <meta:editing-cycles>5</meta:editing-cycles>
    <meta:editing-duration>PT1H21M10S</meta:editing-duration>
    <meta:document-statistic meta:table-count="1" meta:image-count="0" meta:object-count="0" meta:page-count="3" meta:paragraph-count="57" meta:word-count="975" meta:character-count="6094" meta:non-whitespace-character-count="5192"/>
    <meta:user-defined meta:name="Info 1"/>
    <meta:user-defined meta:name="Info 2"/>
    <meta:user-defined meta:name="Info 3"/>
    <meta:user-defined meta:name="Info 4"/>
    <meta:template xlink:type="simple" xlink:actuate="onRequest" xlink:title="" xlink:href="Normal.dotm"/>
  </office:meta>
</office:document-meta>
</file>